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.5pt" style:font-size-asian="6.5pt" style:font-size-complex="6.5pt"/>
    </style:style>
    <style:style style:name="P2" style:family="paragraph" style:parent-style-name="Preformatted_20_Text">
      <style:paragraph-properties fo:text-align="start" style:justify-single-word="false"/>
      <style:text-properties fo:font-size="6.5pt" officeooo:paragraph-rsid="001927a7" style:font-size-asian="6.5pt" style:font-size-complex="6.5pt"/>
    </style:style>
    <style:style style:name="P3" style:family="paragraph" style:parent-style-name="Preformatted_20_Text">
      <style:text-properties fo:font-size="6.5pt" style:font-size-asian="6.5pt" style:font-size-complex="6.5pt"/>
    </style:style>
    <style:style style:name="P4" style:family="paragraph" style:parent-style-name="Preformatted_20_Text">
      <style:text-properties fo:font-size="6.5pt" officeooo:paragraph-rsid="0030aa57" style:font-size-asian="6.5pt" style:font-size-complex="6.5pt"/>
    </style:style>
    <style:style style:name="T1" style:family="text">
      <style:text-properties officeooo:rsid="001571f3"/>
    </style:style>
    <style:style style:name="T2" style:family="text">
      <style:text-properties officeooo:rsid="001927a7"/>
    </style:style>
    <style:style style:name="T3" style:family="text">
      <style:text-properties officeooo:rsid="001d72ef"/>
    </style:style>
    <style:style style:name="T4" style:family="text">
      <style:text-properties officeooo:rsid="001f779d"/>
    </style:style>
    <style:style style:name="T5" style:family="text">
      <style:text-properties officeooo:rsid="0030aa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* Base Layer: Colemak-DH 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ESC <text:s text:c="3"/>| <text:s text:c="2"/>Q <text:s/>| <text:s text:c="2"/>W <text:s/>| <text:s/>F <text:s text:c="2"/>| <text:s text:c="2"/>P <text:s/>| <text:s text:c="2"/>B <text:s/>| <text:s text:c="29"/>| <text:s text:c="2"/>J <text:s/>| <text:s text:c="2"/>L <text:s/>| <text:s text:c="2"/>U <text:s/>| <text:s text:c="2"/>Y <text:s/>| ; : <text:s/>| <text:s/>Bspc <text:s/>|</text:p>
      <text:p text:style-name="P1"><text:s/>* |--------+------+------+------+------+------| <text:s text:c="29"/>|------+------+------+------+------+--------|</text:p>
      <text:p text:style-name="P1"><text:s/>* | LCTL <text:s text:c="2"/>| <text:s text:c="2"/>A <text:s/>| <text:s text:c="2"/>R <text:s/>| <text:s/>S <text:s text:c="2"/>| <text:s text:c="2"/>T <text:s/>| <text:s text:c="2"/>G <text:s/>| <text:s text:c="29"/>| <text:s text:c="2"/>M <text:s/>| <text:s text:c="2"/>N <text:s/>| <text:s text:c="2"/>E <text:s/>| <text:s text:c="2"/>I <text:s/>| <text:s text:c="2"/>O <text:s/>| <text:s/>ALT <text:s text:c="2"/>|</text:p>
      <text:p text:style-name="P1"><text:s/>* |--------+------+------+------+------+------+-------------. <text:s/>,-------------+------+------+------+------+------+--------|</text:p>
      <text:p text:style-name="P1"><text:s/>* | SHIFT <text:s/>| <text:s text:c="2"/>Z <text:s/>| <text:s text:c="2"/>X <text:s/>| <text:s text:c="2"/>C <text:s/>| <text:s text:c="2"/>D <text:s/>| <text:s text:c="2"/>V <text:s/>| CCCV | Bspc | <text:s/>|STENO |SUPER | <text:s text:c="2"/>K <text:s/>| <text:s text:c="2"/>H <text:s/>| , <text:s/>&lt; | . &gt; <text:s/>| / <text:s/>? | SUPER <text:s/>|</text:p>
      <text:p text:style-name="P1"><text:s/>* `----------------------+------+------+------+------+------| <text:s/>|------+------+------+------+------+----------------------'</text:p>
      <text:p text:style-name="P1"><text:s/>* <text:s text:c="23"/>| Enc1 | FUN <text:s/>| DEL <text:s/>|SpcEnt| ESP <text:s/>| <text:s/>| DE <text:s text:c="2"/>|SpcEnt| <text:s/>Tab | LCTL | Enc2 |</text:p>
      <text:p text:style-name="P1"><text:s/>* <text:s text:c="23"/>| <text:s text:c="5"/>| <text:s text:c="5"/>| NUM <text:s/>|NAV <text:s text:c="2"/>| <text:s text:c="5"/>| <text:s/>| <text:s text:c="5"/>|NAV <text:s text:c="2"/>| <text:s/>NUM | <text:s text:c="5"/>| <text:s text:c="5"/>| </text:p>
      <text:p text:style-name="P1"><text:s/>* <text:s text:c="23"/>`----------------------------------' <text:s/>`----------------------------------'</text:p>
      <text:p text:style-name="P2"><text:s/>* <text:s/><text:span text:style-name="T1">Enc1:</text:span> <text:span text:style-name="T2">s</text:span><text:span text:style-name="T1">croll </text:span><text:span text:style-name="T2">vert., </text:span><text:span text:style-name="T1">press: </text:span><text:span text:style-name="T5">shift+lcmd+2</text:span></text:p>
      <text:p text:style-name="P4"><text:s/>* <text:s/><text:span text:style-name="T1">Enc2: i3 wind brows., press: </text:span><text:span text:style-name="T5">shift+lcmd+1</text:span></text:p>
      <text:p text:style-name="P1"><text:s/>*</text:p>
      <text:p text:style-name="P1"><text:s/>* Numpad,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F-KEYS | <text:s/>! <text:s text:c="2"/>| <text:s/>@ <text:s text:c="2"/>| <text:s/>{ <text:s text:c="2"/>| <text:s/>} <text:s text:c="2"/>| <text:s/>| <text:s text:c="2"/>| <text:s text:c="29"/>| - _ <text:s/>| 6 ^ <text:s/>| 7 &amp; <text:s/>| 8 * <text:s/>| 9 ( <text:s/>| <text:s text:c="2"/>/ ? <text:s/>| </text:p>
      <text:p text:style-name="P1"><text:s/>* |--------+------+------+------+------+------| <text:s text:c="29"/>|------+------+------+------+------+--------|</text:p>
      <text:p text:style-name="P1"><text:s/>* | STENO <text:s/>| <text:s/>\ <text:s text:c="2"/>| ' " <text:s/>| <text:s/>( <text:s text:c="2"/>| <text:s/>) <text:s text:c="2"/>| <text:s/>` <text:s text:c="2"/>| <text:s text:c="29"/>| <text:s/>+ <text:s text:c="2"/>| 1 ! <text:s/>| 2 @ <text:s/>| 3 # <text:s/>| 4 $ <text:s/>| <text:s text:c="2"/>* <text:s text:c="3"/>|</text:p>
      <text:p text:style-name="P1"><text:s/>* |--------+------+------+------+------+------+-------------. <text:s/>,-------------+------+------+------+------+------+--------|</text:p>
      <text:p text:style-name="P1"><text:s/>* | <text:s text:c="7"/>| <text:s text:c="5"/>| <text:s text:c="5"/>| <text:s/>[ <text:s text:c="2"/>| <text:s/>] <text:s text:c="2"/>| <text:s/>~ <text:s text:c="2"/>| <text:s text:c="5"/>| <text:s text:c="5"/>| <text:s/>| <text:s text:c="5"/>| <text:s text:c="5"/>| <text:s/>&amp; <text:s text:c="2"/>| 5 % <text:s/>| <text:s text:c="5"/>| <text:s text:c="5"/>| 0 ) <text:s/>| <text:s text:c="2"/>= <text:s text:c="3"/>| <text:s text:c="7"/></text:p>
      <text:p text:style-name="P1"><text:s/>* `----------------------+------+------+------+------+------| <text:s/>|------+------+------+------+------+----------------------'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  <text:p text:style-name="P1"/>
      <text:p text:style-name="P1"><text:s/>* GERMAN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<text:s text:c="5"/>| <text:s/>Ü <text:s text:c="2"/>| <text:s text:c="5"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/>Ä <text:s text:c="2"/>| <text:s text:c="5"/>| <text:s/>ß <text:s text:c="2"/>| <text:s text:c="5"/>| <text:s text:c="5"/>| <text:s text:c="29"/>| <text:s text:c="5"/>| <text:s text:c="5"/>| <text:s/>€ <text:s text:c="2"/>| <text:s text:c="5"/>| <text:s/>Ö <text:s text:c="2"/>| <text:s text:c="7"/>|</text:p>
      <text:p text:style-name="P1"><text:s/>* |--------+------+------+------+------+------+-------------. <text:s/>,-------------+------+------+------+------+------+--------|</text:p>
      <text:p text:style-name="P1"><text:s/>* | <text:s text:c="7"/>| <text:s text:c="5"/>| <text:s text:c="5"/>| <text:s text:c="5"/>| <text:s text:c="5"/>| <text:s text:c="5"/>| <text:s text:c="5"/>| <text:s text:c="5"/>| <text:s/>| <text:s text:c="5"/>| <text:s text:c="5"/>| <text:s text:c="5"/>| <text:s text:c="5"/>| <text:s text:c="5"/>| <text:s text:c="5"/>| <text:s text:c="5"/>| <text:s text:c="7"/>|</text:p>
      <text:p text:style-name="P1"><text:s/>* `----------------------+------+------+------+------+------| <text:s/>|------+------+------+------+------+----------------------'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  <text:p text:style-name="P1"><text:s/>* </text:p>
      <text:p text:style-name="P1"><text:s/>* </text:p>
      <text:p text:style-name="P1"><text:s/>* SPANISH letters and symbols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2"/>¡ <text:s/>| <text:s/>😉 <text:s/>| <text:s text:c="5"/>| <text:s text:c="5"/>| <text:s text:c="5"/>| <text:s text:c="29"/>| <text:s/>± <text:s text:c="2"/>| <text:s/>÷ <text:s text:c="2"/>| <text:s text:c="5"/>| <text:s text:c="2"/>Ú <text:s/>| <text:s text:c="5"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2"/>Á <text:s/>| <text:s text:c="5"/>| <text:s/>§ <text:s text:c="2"/>| <text:s text:c="5"/>| <text:s text:c="5"/>| <text:s text:c="29"/>| <text:s/>µ <text:s text:c="2"/>| <text:s text:c="2"/>Ñ <text:s/>| <text:s text:c="2"/>É <text:s/>| <text:s text:c="2"/>Í <text:s/>| <text:s text:c="2"/>Ó <text:s/>| <text:s text:c="7"/>|</text:p>
      <text:p text:style-name="P1"><text:s/>* |--------+------+------+------+------+------+-------------. <text:s/>,-------------+------+------+------+------+------+--------|</text:p>
      <text:p text:style-name="P1"><text:s/>* | <text:s text:c="7"/>| <text:s text:c="5"/>| <text:s/>× <text:s text:c="2"/>| <text:s text:c="5"/>| <text:s text:c="2"/>⌀ <text:s/>| <text:s text:c="5"/>| <text:s text:c="5"/>| <text:s text:c="5"/>| <text:s/>| <text:s text:c="5"/>| <text:s text:c="5"/>| <text:s text:c="2"/>° <text:s/>| <text:s text:c="5"/>| <text:s text:c="2"/>² <text:s/>| <text:s text:c="2"/>· <text:s/>| <text:s text:c="2"/>¿ <text:s/>| <text:s text:c="7"/>|</text:p>
      <text:p text:style-name="P1"><text:s/>* `----------------------+------+------+------+------+------| <text:s/>|------+------+------+------+------+----------------------'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  <text:p text:style-name="P1"><text:s/>*</text:p>
      <text:p text:style-name="P1"><text:s/>* Navigation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Home | PgDn | PgUp | End <text:s/>| <text:s text:c="5"/>| <text:s text:c="29"/>| <text:s text:c="5"/>| Home | PgDn | PgUp | End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Left | Down | Up <text:s text:c="2"/>| Right| <text:s text:c="5"/>| <text:s text:c="29"/>| <text:s text:c="5"/>| Left | Down | Up <text:s text:c="2"/>| Right| <text:s text:c="7"/>|</text:p>
      <text:p text:style-name="P1"><text:s/>* |--------+------+------+------+------+------+-------------. <text:s/>,-------------+------+------+------+------+------+--------|</text:p>
      <text:p text:style-name="P1"><text:s/>* | M_but1 |M_left|M_down| M_up |M_righ|M_but2| <text:s text:c="5"/>| <text:s text:c="5"/>| <text:s/>| <text:s text:c="5"/>| <text:s text:c="5"/>|M_but1|M_left|M_down| M_up |M_righ| M_but2 |</text:p>
      <text:p text:style-name="P1"><text:s/>* `----------------------+------+------+------+------+------| <text:s/>|------+------+------+------+------+----------------------'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  <text:p text:style-name="P1"><text:s/>* </text:p>
      <text:p text:style-name="P1"><text:s/>* Adjust Layer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7"/>| <text:s text:c="5"/>| <text:s text:c="5"/>| <text:s text:c="5"/>| <text:s text:c="5"/>| <text:s text:c="5"/>| <text:s text:c="29"/>| <text:s text:c="5"/>| F9 <text:s text:c="2"/>| F10 <text:s/>| F11 <text:s/>| F12 <text:s/>| <text:s text:c="7"/>|</text:p>
      <text:p text:style-name="P1"><text:s/>* |--------+------+------+------+------+------| <text:s text:c="29"/>|------+------+------+------+------+--------|</text:p>
      <text:p text:style-name="P1"><text:s/>* | <text:s text:c="7"/>| <text:s text:c="5"/>| SAI <text:s/>| HUI <text:s/>| VAI <text:s/>| <text:s text:c="5"/>| <text:s text:c="29"/>| <text:s text:c="5"/>| F5 <text:s text:c="2"/>| F6 <text:s text:c="2"/>| F7 <text:s text:c="2"/>| F8 <text:s text:c="2"/>| <text:s text:c="7"/>|</text:p>
      <text:p text:style-name="P1"><text:s/>* |--------+------+------+------+------+------+-------------. <text:s/>,-------------+------+------+------+------+------+--------|</text:p>
      <text:p text:style-name="P1"><text:s/>* | <text:s text:c="7"/>| <text:s text:c="5"/>| SAD <text:s/>| HUD <text:s/>| VAD <text:s/>| <text:s text:c="5"/>| <text:s text:c="5"/>| <text:s text:c="5"/>| <text:s/>| <text:s text:c="5"/>| <text:s text:c="5"/>| <text:s text:c="5"/>| F1 <text:s text:c="2"/>| F2 <text:s text:c="2"/>| F3 <text:s text:c="2"/>| F4 <text:s text:c="2"/>| <text:s text:c="7"/>|</text:p>
      <text:p text:style-name="P1"><text:s/>* `----------------------+------+------+------+------+------| <text:s/>|------+------+------+------+------+----------------------'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  <text:p text:style-name="P1"><text:s/>*</text:p>
      <text:p text:style-name="P1"><text:s/>* STENO Mode</text:p>
      <text:p text:style-name="P1"><text:s/>*</text:p>
      <text:p text:style-name="P1"><text:s/>* ,-------------------------------------------. <text:s text:c="29"/>,-------------------------------------------.</text:p>
      <text:p text:style-name="P1"><text:s/>* | <text:s text:c="2"/># <text:s text:c="3"/>| <text:s text:c="2"/># <text:s/>| <text:s text:c="2"/># <text:s/>| <text:s text:c="2"/># <text:s/>| <text:s text:c="2"/># <text:s/>| <text:s text:c="2"/># <text:s/>| <text:s text:c="29"/>| <text:s text:c="2"/># <text:s/>| <text:s text:c="2"/># <text:s/>| <text:s text:c="2"/># <text:s/>| <text:s text:c="2"/># <text:s/>| <text:s text:c="2"/># <text:s/>| <text:s text:c="3"/># <text:s text:c="2"/>|</text:p>
      <text:p text:style-name="P1"><text:s/>* |--------+------+------+------+------+------| <text:s text:c="29"/>|------+------+------+------+------+--------|</text:p>
      <text:p text:style-name="P1"><text:s/>* | <text:s text:c="7"/>| <text:s text:c="2"/>S <text:s/>| <text:s text:c="2"/>T <text:s/>| <text:s text:c="2"/>P <text:s/>| <text:s text:c="2"/>H <text:s/>| <text:s text:c="2"/>* <text:s/>| <text:s text:c="29"/>| <text:s text:c="2"/>* <text:s/>| <text:s text:c="2"/>F <text:s/>| <text:s text:c="2"/>P <text:s/>| <text:s text:c="2"/>L <text:s/>| <text:s text:c="2"/>T <text:s/>| <text:s text:c="3"/>D <text:s text:c="2"/>|</text:p>
      <text:p text:style-name="P1"><text:s/>* |--------+------+------+------+------+------+-------------. <text:s/>,-------------+------+------+------+------+------+--------|</text:p>
      <text:p text:style-name="P1"><text:s/>* | <text:s text:c="7"/>| <text:s text:c="2"/>S <text:s/>| <text:s text:c="2"/>K <text:s/>| <text:s text:c="2"/>W <text:s/>| <text:s text:c="2"/>R <text:s/>| <text:s text:c="2"/>* <text:s/>| <text:s text:c="5"/>| <text:s text:c="5"/>| <text:s/>| STENO| <text:s text:c="5"/>| <text:s text:c="2"/>* <text:s/>| <text:s text:c="2"/>R <text:s/>| <text:s text:c="2"/>B <text:s/>| <text:s text:c="2"/>G <text:s/>| <text:s text:c="2"/>S <text:s/>| <text:s text:c="3"/>Z <text:s text:c="2"/>|</text:p>
      <text:p text:style-name="P1"><text:s/>* `----------------------+------+------+------+------|------| <text:s/>|------+------+------+------+------+----------------------'</text:p>
      <text:p text:style-name="P1"><text:s/>* <text:s text:c="23"/>| <text:s text:c="5"/>| <text:s text:c="5"/>| <text:s text:c="2"/>A <text:s/>| <text:s text:c="2"/>O <text:s/>| <text:s text:c="5"/>| <text:s/>| <text:s text:c="5"/>| <text:s text:c="2"/>E <text:s/>| <text:s text:c="2"/>U <text:s/>| <text:s text:c="5"/>| <text:s text:c="5"/>|</text:p>
      <text:p text:style-name="P1"><text:s/>* <text:s text:c="23"/>| <text:s text:c="5"/>| <text:s text:c="5"/>| <text:s text:c="5"/>| <text:s text:c="5"/>| <text:s text:c="5"/>| <text:s/>| <text:s text:c="5"/>| <text:s text:c="5"/>| <text:s text:c="5"/>| <text:s text:c="5"/>| <text:s text:c="5"/>|</text:p>
      <text:p text:style-name="P1"><text:s/>* <text:s text:c="23"/>`----------------------------------' <text:s/>`----------------------------------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date style:data-style-name="N37" text:date-value="2021-11-30T09:06:36.803680923">30/11/21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6M31S</meta:editing-duration>
    <meta:editing-cycles>19</meta:editing-cycles>
    <meta:generator>LibreOffice/7.1.7.2$Linux_X86_64 LibreOffice_project/10$Build-2</meta:generator>
    <meta:creation-date>2020-09-30T04:51:25.151849772</meta:creation-date>
    <dc:date>2021-11-30T09:06:36.693177394</dc:date>
    <meta:print-date>2020-12-23T15:00:56.698343725</meta:print-date>
    <meta:document-statistic meta:table-count="0" meta:image-count="0" meta:object-count="0" meta:page-count="1" meta:paragraph-count="93" meta:word-count="1160" meta:character-count="8411" meta:non-whitespace-character-count="4611"/>
  </office:meta>
</office:document-meta>
</file>